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A000003FEC6157559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3" style:family="table">
      <style:table-properties style:width="6.5653in" fo:margin-left="0.0458in" table:align="left" fo:keep-with-next="always"/>
    </style:style>
    <style:style style:name="Table3.A" style:family="table-column">
      <style:table-column-properties style:column-width="2.5in"/>
    </style:style>
    <style:style style:name="Table3.B" style:family="table-column">
      <style:table-column-properties style:column-width="4.0653in"/>
    </style:style>
    <style:style style:name="Table3.A1" style:family="table-cell">
      <style:table-cell-properties fo:padding="0.0382in" fo:border="none"/>
    </style:style>
    <style:style style:name="Table3.2" style:family="table-row">
      <style:table-row-properties style:min-row-height="0.3986in"/>
    </style:style>
    <style:style style:name="Table3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Times New Roman" officeooo:rsid="003c9d6c" officeooo:paragraph-rsid="001017d3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32747b" fo:background-color="#ffffff"/>
    </style:style>
    <style:style style:name="P10" style:family="paragraph" style:parent-style-name="Table_20_Contents">
      <style:text-properties style:font-name="Times New Roman" officeooo:paragraph-rsid="001017d3"/>
    </style:style>
    <style:style style:name="P11" style:family="paragraph" style:parent-style-name="Table_20_Contents">
      <style:text-properties style:font-name="Times New Roman" officeooo:rsid="003c9d6c" officeooo:paragraph-rsid="001017d3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officeooo:paragraph-rsid="001017d3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officeooo:paragraph-rsid="0033441a"/>
    </style:style>
    <style:style style:name="P14" style:family="paragraph" style:parent-style-name="Table_20_Contents">
      <style:text-properties style:font-name="Times New Roman" officeooo:paragraph-rsid="0032747b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32747b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officeooo:paragraph-rsid="0032747b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officeooo:paragraph-rsid="00300a73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9" style:family="paragraph" style:parent-style-name="Table_20_Contents">
      <style:text-properties fo:font-variant="small-caps" fo:color="#999999" style:text-position="0% 100%" style:font-name="Times New Roman" fo:font-size="12pt" fo:text-shadow="none" fo:font-weight="bold" officeooo:rsid="003aeae7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32747b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32747b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style:font-name="FreeMono" fo:font-size="9pt" officeooo:paragraph-rsid="0032747b" style:font-size-asian="9pt" style:font-size-complex="9pt"/>
    </style:style>
    <style:style style:name="P23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30a801"/>
    </style:style>
    <style:style style:name="P2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32747b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32747b"/>
    </style:style>
    <style:style style:name="P26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1017d3" fo:background-color="#666666" style:font-size-asian="12pt" style:font-weight-asian="bold" style:font-size-complex="12pt" style:font-weight-complex="bold"/>
    </style:style>
    <style:style style:name="P27" style:family="paragraph" style:parent-style-name="Normal">
      <style:paragraph-properties fo:text-align="center" style:justify-single-word="false" fo:break-before="page"/>
      <style:text-properties style:font-name="Times New Roman" officeooo:paragraph-rsid="001017d3"/>
    </style:style>
    <style:style style:name="P28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1017d3"/>
    </style:style>
    <style:style style:name="P29" style:family="paragraph" style:parent-style-name="Normal">
      <style:paragraph-properties fo:line-height="100%" fo:text-align="center" style:justify-single-word="false" fo:break-before="page"/>
      <style:text-properties officeooo:paragraph-rsid="003958e1"/>
    </style:style>
    <style:style style:name="P30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1017d3" fo:background-color="#666666" style:font-size-asian="12pt" style:font-weight-asian="bold" style:font-size-complex="12pt" style:font-weight-complex="bold"/>
    </style:style>
    <style:style style:name="P31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1017d3"/>
    </style:style>
    <style:style style:name="P32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officeooo:paragraph-rsid="0038a18d"/>
    </style:style>
    <style:style style:name="P33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ae5b6"/>
    </style:style>
    <style:style style:name="T3" style:family="text">
      <style:text-properties fo:color="#000000" style:text-underline-style="none" officeooo:rsid="00f6ed3a" fo:background-color="#ffffff" loext:char-shading-value="0"/>
    </style:style>
    <style:style style:name="T4" style:family="text">
      <style:text-properties fo:color="#000000" style:text-underline-style="none" officeooo:rsid="00fb804d" fo:background-color="#ffffff" loext:char-shading-value="0"/>
    </style:style>
    <style:style style:name="T5" style:family="text">
      <style:text-properties fo:color="#000000" style:text-underline-style="none" officeooo:rsid="006bbc5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officeooo:rsid="00ddbb8b"/>
    </style:style>
    <style:style style:name="T11" style:family="text">
      <style:text-properties officeooo:rsid="013d0498"/>
    </style:style>
    <style:style style:name="T12" style:family="text">
      <style:text-properties officeooo:rsid="00cd09cd"/>
    </style:style>
    <style:style style:name="T13" style:family="text">
      <style:text-properties officeooo:rsid="00a56f82"/>
    </style:style>
    <style:style style:name="T14" style:family="text">
      <style:text-properties style:use-window-font-color="true" style:font-name="Times New Roman" officeooo:rsid="003c9d6c"/>
    </style:style>
    <style:style style:name="T15" style:family="text">
      <style:text-properties style:use-window-font-color="true" style:font-name="Times New Roman" officeooo:rsid="003c9d6c" fo:background-color="#ffffff" loext:char-shading-value="0"/>
    </style:style>
    <style:style style:name="T16" style:family="text">
      <style:text-properties officeooo:rsid="0042f57a" fo:background-color="#ffffff" loext:char-shading-value="0"/>
    </style:style>
    <style:style style:name="T17" style:family="text">
      <style:text-properties officeooo:rsid="0022f10e"/>
    </style:style>
    <style:style style:name="T18" style:family="text">
      <style:text-properties officeooo:rsid="0042f57a"/>
    </style:style>
    <style:style style:name="T19" style:family="text">
      <style:text-properties fo:language="en" fo:country="US" officeooo:rsid="0042f57a"/>
    </style:style>
    <style:style style:name="T20" style:family="text">
      <style:text-properties officeooo:rsid="00364877"/>
    </style:style>
    <style:style style:name="T21" style:family="text">
      <style:text-properties fo:color="#ffffff" fo:background-color="#666666" loext:char-shading-value="0"/>
    </style:style>
    <style:style style:name="T22" style:family="text">
      <style:text-properties fo:color="#ffffff" officeooo:rsid="003bce78" fo:background-color="#666666" loext:char-shading-value="0"/>
    </style:style>
    <style:style style:name="T23" style:family="text">
      <style:text-properties fo:color="#ffffff" fo:font-weight="bold" fo:background-color="#666666" loext:char-shading-value="0" style:font-weight-asian="bold" style:font-weight-complex="bold"/>
    </style:style>
    <style:style style:name="T24" style:family="text">
      <style:text-properties style:font-name="Times New Roman"/>
    </style:style>
    <style:style style:name="T25" style:family="text">
      <style:text-properties style:font-name="Times New Roman" officeooo:rsid="003c9d6c"/>
    </style:style>
    <style:style style:name="T26" style:family="text">
      <style:text-properties style:font-name="Times New Roman" officeooo:rsid="003c9d6c" fo:background-color="#ffffff" loext:char-shading-value="0"/>
    </style:style>
    <style:style style:name="T27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draw:frame draw:style-name="fr1" draw:name="Image1" text:anchor-type="paragraph" svg:x="3.1862in" svg:y="0.0201in" svg:width="0.6736in" svg:height="1.1736in" draw:z-index="3"><draw:image xlink:href="Pictures/100000000000024A000003FEC6157559.jpg" xlink:type="simple" xlink:show="embed" xlink:actuate="onLoad"/></draw:frame></text:p>
      <text:p text:style-name="P5"/>
      <text:p text:style-name="P18"><text:span text:style-name="T12">Declaração</text:span> <text:span text:style-name="T13">De Inscrição</text:span></text:p>
      <text:p text:style-name="P18"/>
      <text:p text:style-name="P32"><text:span text:style-name="T25">Para os devidos efeitos, declara-se que <text:s/></text:span><text:span text:style-name="T25"><text:text-input text:description="[#if person.female]">[#if person.female]</text:text-input></text:span><text:span text:style-name="T25">a aluna</text:span><text:span text:style-name="T25"><text:text-input text:description="[#elseif person.male]">[#elseif person.male]</text:text-input></text:span><text:span text:style-name="T25">o aluno</text:span><text:span text:style-name="T25"><text:text-input text:description="[/#if]">[/#if]</text:text-input></text:span><text:span text:style-name="T25"> </text:span><text:span text:style-name="T25"><text:text-input text:description="${person.name}">${person.name}</text:text-input></text:span><text:span text:style-name="T25">, n.º </text:span><text:span text:style-name="T25"><text:text-input text:description="${person.student.number}">${person.student.number}</text:text-input></text:span><text:span text:style-name="T25">, </text:span><text:span text:style-name="T25"><text:text-input text:description="[#if person.female]">[#if person.female]</text:text-input></text:span><text:span text:style-name="T25">nascida</text:span><text:span text:style-name="T25"><text:text-input text:description="[#elseif person.male]">[#elseif person.male]</text:text-input></text:span><text:span text:style-name="T25">nascido</text:span><text:span text:style-name="T25"><text:text-input text:description="[/#if]">[/#if]</text:text-input></text:span><text:span text:style-name="T25"> a </text:span><text:span text:style-name="T25"><text:text-input text:description="${lang.pt(dates.extendedDate(person.dateOfBirthYearMonthDay))}">${lang.pt(dates.extendedDate(person.dateOfBirthYearMonthDay))}</text:text-input></text:span><text:span text:style-name="T25">, </text:span><text:span text:style-name="T25"><text:text-input text:description="[#if person.female]">[#if person.female]</text:text-input></text:span><text:span text:style-name="T25">portadora</text:span><text:span text:style-name="T25"><text:text-input text:description="[#elseif person.male]">[#elseif person.male]</text:text-input></text:span><text:span text:style-name="T25">portador</text:span><text:span text:style-name="T25"><text:text-input text:description="[/#if]">[/#if]</text:text-input></text:span><text:span text:style-name="T25"> do</text:span><text:span text:style-name="T14"> </text:span><text:span text:style-name="T24"><text:text-input text:description="${lang.pt(person.idDocumentType.localizedNameI18N)}">${lang.pt(person.idDocumentType.localizedNameI18N)}</text:text-input></text:span><text:span text:style-name="T15"> n.º </text:span><text:span text:style-name="T24"><text:text-input text:description="${person.documentIdNumber}">${person.documentIdNumber}</text:text-input></text:span><text:span text:style-name="T25">, </text:span><text:span text:style-name="T25"><text:text-input text:description="[#if person.female]">[#if person.female]</text:text-input></text:span><text:span text:style-name="T25">filha</text:span><text:span text:style-name="T25"><text:text-input text:description="[#elseif person.male]">[#elseif person.male]</text:text-input></text:span><text:span text:style-name="T25">filho</text:span><text:span text:style-name="T25"><text:text-input text:description="[/#if]">[/#if]</text:text-input></text:span><text:span text:style-name="T25"> de </text:span><text:span text:style-name="T25"><text:text-input text:description="${person.nameOfFather}">${person.nameOfFather}</text:text-input></text:span><text:span text:style-name="T25"> e de </text:span><text:span text:style-name="T25"><text:text-input text:description="person.nameOfMother"/></text:span><text:span text:style-name="T25"><text:text-input text:description="${person.nameOfMother}">${person.nameOfMother}</text:text-input></text:span><text:span text:style-name="T25">, está </text:span><text:span text:style-name="T25"><text:text-input text:description="[#if person.female]">[#if person.female]</text:text-input></text:span><text:span text:style-name="T25">inscrita</text:span><text:span text:style-name="T25"><text:text-input text:description="[#elseif person.male]">[#elseif person.male]</text:text-input></text:span><text:span text:style-name="T25">inscrito</text:span><text:span text:style-name="T25"><text:text-input text:description="[/#if]">[/#if]</text:text-input></text:span><text:span text:style-name="T25"> no Curso de </text:span><text:span text:style-name="T25"><text:text-input text:description="${lang.pt(curricularPlanInformation.degreePresentationName)}">${lang.pt(curricularPlanInformation.degreePresentationName)}</text:text-input></text:span><text:span text:style-name="T26"> no ano </text:span><text:span text:style-name="T24">letivo de </text:span><text:span text:style-name="T24"><text:text-input text:description="${executionYearName}">${executionYearName}</text:text-input></text:span><text:span text:style-name="T24"><text:text-input text:description="[#if serviceRequest.detailed]">[#if serviceRequest.detailed]</text:text-input></text:span><text:span text:style-name="T24">, </text:span><text:span text:style-name="T24"><text:text-input text:description="[#if totalNormalEnrolments &gt; 1]">[#if totalNormalEnrolments &gt; 1]</text:text-input></text:span><text:span text:style-name="T24">nas seguintes unidades curriculares</text:span><text:span text:style-name="T24"><text:text-input text:description="[#else]">[#else]</text:text-input></text:span><text:span text:style-name="T24">na seguinte unidade curricular</text:span><text:span text:style-name="T24"><text:text-input text:description="[/#if]">[/#if]</text:text-input></text:span><text:span text:style-name="T24">:</text:span><text:span text:style-name="T24"><text:text-input text:description="[#if !serviceRequest.detailed]">[#elseif !serviceRequest.detailed]</text:text-input></text:span><text:span text:style-name="T24">.</text:span><text:span text:style-name="T24"><text:text-input text:description="[/#if]">[/#if]</text:text-input></text:span></text:p>
      <text:p text:style-name="P8"/>
      <text:p text:style-name="P10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><text:text-input text:description="[#if totalNormalEnrolments &gt; 1]">[#if totalNormalEnrolments &gt; 1]</text:text-input><text:span text:style-name="T27">Unidades Curriculares</text:span><text:text-input text:description="[#else]">[#else]</text:text-input><text:span text:style-name="T28">Unidade Curricular</text:span><text:span text:style-name="T28"><text:initial-creator/></text:span><text:text-input text:description="[/#if]">[/#if]</text:text-input></text:p>
          </table:table-cell>
          <table:table-cell table:style-name="Table1.A1" office:value-type="string">
            <text:p text:style-name="P30">Semestre</text:p>
          </table:table-cell>
          <table:table-cell table:style-name="Table1.A1" office:value-type="string">
            <text:p text:style-name="P26">ECTS</text:p>
          </table:table-cell>
        </table:table-row>
        <table:table-row table:style-name="Table1.2">
          <table:table-cell table:style-name="Table1.A2" office:value-type="string">
            <text:p text:style-name="P31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7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28"><text:text-input text:description="${numbers.onePlace(enrolment.ectsCredits)}">${numbers.onePlace(enrolment.ectsCredits)}</text:text-input></text:p>
          </table:table-cell>
        </table:table-row>
      </table:table>
      <text:p text:style-name="P23"><text:span text:style-name="T21"><text:s text:c="2"/>Total UCs: </text:span><text:span text:style-name="T23"><text:text-input text:description="${totalNormalEnrolments}">${totalNormalEnrolments}</text:text-input></text:span><text:span text:style-name="T21"> <text:s/></text:span><text:s text:c="8"/><text:span text:style-name="T21"><text:s text:c="2"/></text:span><text:span text:style-name="T22">T</text:span><text:span text:style-name="T21">otal ECTS: </text:span><text:span text:style-name="T23"><text:text-input text:description="${numbers.onePlace(totalNormalECTS)}">${numbers.onePlace(totalNormalECTS)}  </text:text-input></text:span></text:p>
      <text:p text:style-name="P11"/>
      <text:p text:style-name="P11"><text:text-input text:description="[/#if]">[/#if]</text:text-input></text:p>
      <text:p text:style-name="P17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7"><text:span text:style-name="T5">Est</text:span><text:span text:style-name="T3">a declaração</text:span><text:span text:style-name="T5"> </text:span><text:span text:style-name="T4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5">Est</text:span><text:span text:style-name="T3">a declaração</text:span><text:span text:style-name="T5"> </text:span><text:span text:style-name="T4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oft-page-break/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5">Est</text:span><text:span text:style-name="T3">a declaração</text:span><text:span text:style-name="T5"> </text:span><text:span text:style-name="T4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5">Est</text:span><text:span text:style-name="T3">a declaração</text:span><text:span text:style-name="T5"> </text:span><text:span text:style-name="T4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7"/>
      <text:p text:style-name="P17"><text:text-input text:description="[/#if]">[/#if]</text:text-input></text:p>
      <text:p text:style-name="P12"/>
      <text:p text:style-name="P13"><text:span text:style-name="T10">Faculdade de </text:span><text:span text:style-name="T2">Farmácia </text:span><text:span text:style-name="T10">da Universidade de Lisboa</text:span><text:span text:style-name="T18">, </text:span><text:span text:style-name="T19">em </text:span><text:span text:style-name="T19"><text:text-input text:description="${lang.pt(dates.extendedDate(localizedDate.nowDate()))}">${lang.pt(dates.extendedDate(localizedDate.nowDate()))}</text:text-input></text:span><text:span text:style-name="T16">.</text:span></text:p>
      <text:p text:style-name="P19"/>
      <text:p text:style-name="P14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1">O presente documento só é válido com assinatura e carimbo da instituição!</text:p>
            <text:p text:style-name="P20"><text:text-input text:description="[#if hasPricetag]">[#if hasPricetag]</text:text-input></text:p>
            <text:p text:style-name="P24"><text:span text:style-name="T17">Emolumento: </text:span><text:text-input text:description="${money.total(serviceRequestPrice)}">${money.total(serviceRequestPrice)}</text:text-input></text:p>
            <text:p text:style-name="P20"><text:text-input text:description="[/#if]">[/#if]</text:text-input></text:p>
          </table:table-cell>
          <table:table-cell table:style-name="Table2.B1" office:value-type="string">
            <text:p text:style-name="P15">Núcleo de Planeamento e Gestão Académica,</text:p>
            <text:p text:style-name="P15">O(<text:span text:style-name="T20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6"/>
          </table:table-cell>
        </table:table-row>
      </table:table>
      <text:p text:style-name="P14"><text:text-input text:description="[#else]">[#else]</text:text-input></text:p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5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3.2">
          <table:table-cell table:style-name="Table3.A2" table:number-rows-spanned="2" office:value-type="string">
            <text:p text:style-name="P20"><text:text-input text:description="[#if hasPricetag]">[#if hasPricetag]</text:text-input></text:p>
            <text:p text:style-name="P24"><text:span text:style-name="T17">Emolumento: </text:span><text:text-input text:description="${money.total(serviceRequestPrice)}">${money.total(serviceRequestPrice)}</text:text-input></text:p>
            <text:p text:style-name="P22"><text:text-input text:description="[/#if]">[/#if]</text:text-input></text:p>
          </table:table-cell>
          <table:table-cell table:style-name="Table3.A2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3.A1" office:value-type="string">
            <text:p text:style-name="P16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ae5b6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Farmácia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4T12:24:23.322548987</dc:date>
    <meta:editing-duration>PT1H17M35S</meta:editing-duration>
    <meta:editing-cycles>40</meta:editing-cycles>
    <meta:generator>LibreOffice/4.2.8.2$Linux_X86_64 LibreOffice_project/420m0$Build-2</meta:generator>
    <meta:document-statistic meta:table-count="4" meta:image-count="2" meta:object-count="0" meta:page-count="2" meta:paragraph-count="33" meta:word-count="472" meta:character-count="3680" meta:non-whitespace-character-count="3431"/>
  </office:meta>
</office:document-meta>
</file>